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445cm" table:align="left"/>
    </style:style>
    <style:style style:name="Tabla1.A" style:family="table-column">
      <style:table-column-properties style:column-width="3.948cm"/>
    </style:style>
    <style:style style:name="Tabla1.B" style:family="table-column">
      <style:table-column-properties style:column-width="12.497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9" style:family="table-row">
      <style:table-row-properties style:min-row-height="0.787cm"/>
    </style:style>
    <style:style style:name="Tabla1.11" style:family="table-row">
      <style:table-row-properties style:min-row-height="0.87cm"/>
    </style:style>
    <style:style style:name="Tabla1.B18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211cm" table:align="left"/>
    </style:style>
    <style:style style:name="Tabla2.A" style:family="table-column">
      <style:table-column-properties style:column-width="1.709cm"/>
    </style:style>
    <style:style style:name="Tabla2.B" style:family="table-column">
      <style:table-column-properties style:column-width="10.502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0.543cm" fo:margin-left="0cm" fo:margin-right="-0.235cm" table:align="margins"/>
    </style:style>
    <style:style style:name="Tabla3.A" style:family="table-column">
      <style:table-column-properties style:column-width="2.575cm" style:rel-column-width="16006*"/>
    </style:style>
    <style:style style:name="Tabla3.D" style:family="table-column">
      <style:table-column-properties style:column-width="2.819cm" style:rel-column-width="17517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324cm" fo:margin-left="-0.021cm" fo:margin-right="0cm" table:align="margins"/>
    </style:style>
    <style:style style:name="Tabla4.A" style:family="table-column">
      <style:table-column-properties style:column-width="1.852cm" style:rel-column-width="1050*"/>
    </style:style>
    <style:style style:name="Tabla4.B" style:family="table-column">
      <style:table-column-properties style:column-width="10.472cm" style:rel-column-width="5937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A4" style:family="table-cell" style:data-style-name="N0">
      <style:table-cell-properties fo:padding="0.097cm" fo:border="0.002cm solid #000000"/>
    </style:style>
    <style:style style:name="Tabla4.B4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4.A5" style:family="table-cell">
      <style:table-cell-properties fo:padding="0.097cm" fo:border="none"/>
    </style:style>
    <style:style style:name="Tabla4.A11" style:family="table-cell" style:data-style-name="N0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ing">
      <style:paragraph-properties fo:break-before="page"/>
    </style:style>
    <style:style style:name="P5" style:family="paragraph" style:parent-style-name="Quotation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style:text-underline-style="solid" style:text-underline-width="auto" style:text-underline-color="font-color"/>
    </style:style>
    <style:style style:name="P10" style:family="paragraph" style:parent-style-name="Table_20_Contents">
      <style:text-properties style:text-underline-style="none"/>
    </style:style>
    <style:style style:name="P11" style:family="paragraph" style:parent-style-name="Table_20_Contents">
      <style:paragraph-properties fo:text-align="start" style:justify-single-word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Entrega</text:p>
      <text:p text:style-name="Subtitle">Casos de uso</text:p>
      <text:p text:style-name="P5">Autor: Rosito Susana</text:p>
      <text:p text:style-name="P5">Fecha: 19/09/11</text:p>
      <text:p text:style-name="P5"/>
      <text:p text:style-name="P4">Introducción</text:p>
      <text:p text:style-name="Text_20_body">El contenido de este documento, esta relacionado con una tarea pedida en clase. La tarea consistía en armar un par de casos de uso. Que quiere decir esto, describir paso a paso una acción a realizar del usuario. El dominio era a elección. </text:p>
      <text:p text:style-name="Text_20_body"/>
      <text:p text:style-name="Heading">Especificación de Casos de uso</text:p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Nombre</text:p>
          </table:table-cell>
          <table:table-cell table:style-name="Tabla1.B1" office:value-type="string">
            <text:p text:style-name="Table_20_Contents">Vender Producto</text:p>
          </table:table-cell>
        </table:table-row>
        <table:table-row>
          <table:table-cell table:style-name="Tabla1.A2" office:value-type="string">
            <text:p text:style-name="P3">Identificador</text:p>
          </table:table-cell>
          <table:table-cell table:style-name="Tabla1.B2" office:value-type="string">
            <text:p text:style-name="Table_20_Contents">CU-1</text:p>
          </table:table-cell>
        </table:table-row>
        <table:table-row>
          <table:table-cell table:style-name="Tabla1.A2" office:value-type="string">
            <text:p text:style-name="P3">Actor Primario</text:p>
          </table:table-cell>
          <table:table-cell table:style-name="Tabla1.B2" office:value-type="string">
            <text:p text:style-name="Table_20_Contents">Vendedor</text:p>
          </table:table-cell>
        </table:table-row>
        <table:table-row>
          <table:table-cell table:style-name="Tabla1.A2" office:value-type="string">
            <text:p text:style-name="P3">Actores Secundarios</text:p>
          </table:table-cell>
          <table:table-cell table:style-name="Tabla1.B2" office:value-type="string">
            <text:p text:style-name="Table_20_Contents">Ninguno</text:p>
          </table:table-cell>
        </table:table-row>
        <table:table-row>
          <table:table-cell table:style-name="Tabla1.A2" office:value-type="string">
            <text:p text:style-name="P2">Breve Descripción</text:p>
          </table:table-cell>
          <table:table-cell table:style-name="Tabla1.B2" office:value-type="string">
            <text:p text:style-name="Table_20_Contents">El sistema deberá comportarse como se describe a continuación cuando alguien solicita vender un producto </text:p>
          </table:table-cell>
        </table:table-row>
        <table:table-row>
          <table:table-cell table:style-name="Tabla1.A2" office:value-type="string">
            <text:p text:style-name="P2">Pre-Condiciones</text:p>
          </table:table-cell>
          <table:table-cell table:style-name="Tabla1.B2" office:value-type="string">
            <text:p text:style-name="Table_20_Contents">El vendedor tendría listo el equipo, para usar el software.</text:p>
          </table:table-cell>
        </table:table-row>
        <table:table-row>
          <table:table-cell table:style-name="Tabla1.A2" office:value-type="string">
            <text:p text:style-name="P2">Flujo de Eventos</text:p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2">Paso </text:p>
                </table:table-cell>
                <table:table-cell table:style-name="Tabla2.B1" office:value-type="string">
                  <text:p text:style-name="P2">Acción</text:p>
                </table:table-cell>
              </table:table-row>
              <table:table-row>
                <table:table-cell table:style-name="Tabla2.A2" office:value-type="float" office:value="1">
                  <text:p text:style-name="P8">1</text:p>
                </table:table-cell>
                <table:table-cell table:style-name="Tabla2.B2" office:value-type="string">
                  <text:p text:style-name="Table_20_Contents">El vendedor accede al software que se encuentra incorporado en su equipo, por medio de su acceso directo.</text:p>
                </table:table-cell>
              </table:table-row>
              <table:table-row>
                <table:table-cell table:style-name="Tabla2.A2" office:value-type="float" office:value="2">
                  <text:p text:style-name="P8">2</text:p>
                </table:table-cell>
                <table:table-cell table:style-name="Tabla2.B2" office:value-type="string">
                  <text:p text:style-name="Table_20_Contents">El sistema ofrece varias acciones a realizar. <text:s/>En este caso el vendedor elije la opción “vender producto/s”.</text:p>
                </table:table-cell>
              </table:table-row>
              <table:table-row>
                <table:table-cell table:style-name="Tabla2.A2" office:value-type="float" office:value="3">
                  <text:p text:style-name="P8">3</text:p>
                </table:table-cell>
                <table:table-cell table:style-name="Tabla2.B2" office:value-type="string">
                  <text:p text:style-name="Table_20_Contents">El sistema solicita algunos datos del producto: </text:p>
                  <text:p text:style-name="Table_20_Contents"/>
                  <table:table table:name="Tabla3" table:style-name="Tabla3">
                    <table:table-column table:style-name="Tabla3.A" table:number-columns-repeated="3"/>
                    <table:table-column table:style-name="Tabla3.D"/>
                    <table:table-row>
                      <table:table-cell table:style-name="Tabla3.A1" office:value-type="string">
                        <text:p text:style-name="P2">Nombre </text:p>
                      </table:table-cell>
                      <table:table-cell table:style-name="Tabla3.A1" office:value-type="string">
                        <text:p text:style-name="P2">Tipo</text:p>
                      </table:table-cell>
                      <table:table-cell table:style-name="Tabla3.A1" office:value-type="string">
                        <text:p text:style-name="P2">Restricción</text:p>
                      </table:table-cell>
                      <table:table-cell table:style-name="Tabla3.D1" office:value-type="string">
                        <text:p text:style-name="P2">Descripción</text:p>
                      </table:table-cell>
                    </table:table-row>
                    <table:table-row>
                      <table:table-cell table:style-name="Tabla3.A2" office:value-type="string">
                        <text:p text:style-name="Table_20_Contents">Nombre del Producto</text:p>
                      </table:table-cell>
                      <table:table-cell table:style-name="Tabla3.A2" office:value-type="string">
                        <text:p text:style-name="P1">String(40)</text:p>
                      </table:table-cell>
                      <table:table-cell table:style-name="Tabla3.A2" office:value-type="string">
                        <text:p text:style-name="P1">Obligatorio</text:p>
                      </table:table-cell>
                      <table:table-cell table:style-name="Tabla3.D2" office:value-type="string">
                        <text:p text:style-name="Table_20_Contents">Es el nombre del producto.</text:p>
                      </table:table-cell>
                    </table:table-row>
                    <table:table-row>
                      <table:table-cell table:style-name="Tabla3.A2" office:value-type="string">
                        <text:p text:style-name="Table_20_Contents">Categoría</text:p>
                      </table:table-cell>
                      <table:table-cell table:style-name="Tabla3.A2" office:value-type="string">
                        <text:p text:style-name="P1">String(30)</text:p>
                      </table:table-cell>
                      <table:table-cell table:style-name="Tabla3.A2" office:value-type="string">
                        <text:p text:style-name="P1">No Obligatorio</text:p>
                      </table:table-cell>
                      <table:table-cell table:style-name="Tabla3.D2" office:value-type="string">
                        <text:p text:style-name="Table_20_Contents">Los productos están categorizados.</text:p>
                      </table:table-cell>
                    </table:table-row>
                    <table:table-row>
                      <table:table-cell table:style-name="Tabla3.A2" office:value-type="string">
                        <text:p text:style-name="Table_20_Contents">Id producto</text:p>
                      </table:table-cell>
                      <table:table-cell table:style-name="Tabla3.A2" office:value-type="string">
                        <text:p text:style-name="P1">Int</text:p>
                      </table:table-cell>
                      <table:table-cell table:style-name="Tabla3.A2" office:value-type="string">
                        <text:p text:style-name="P1">No Obligatorio</text:p>
                        <text:p text:style-name="P1"/>
                      </table:table-cell>
                      <table:table-cell table:style-name="Tabla3.D2" office:value-type="string">
                        <text:p text:style-name="Table_20_Contents">Es el código <text:s/>que lo identifica.</text:p>
                      </table:table-cell>
                    </table:table-row>
                  </table:table>
                  <text:p text:style-name="Table_20_Contents"/>
                  <text:p text:style-name="P9">Las categorias que se pueden elegir. :</text:p>
                  <text:p text:style-name="P10">-Limpieza</text:p>
                  <text:p text:style-name="P10">-Golosinas</text:p>
                  <text:p text:style-name="P10">-Libreria</text:p>
                  <text:p text:style-name="P10">-Galletitas</text:p>
                  <text:p text:style-name="P10">-Chocolate</text:p>
                  <text:p text:style-name="P10">-Alfajores</text:p>
                  <text:p text:style-name="P10">-Cigarrilos</text:p>
                  <text:p text:style-name="Table_20_Contents">-Graseosas</text:p>
                  <text:p text:style-name="Table_20_Contents"><text:soft-page-break/>-Bebidas</text:p>
                  <text:p text:style-name="Table_20_Contents">-Jugos</text:p>
                  <text:p text:style-name="Table_20_Contents">-Utiles</text:p>
                  <text:p text:style-name="Table_20_Contents">-Bijuteri</text:p>
                  <text:p text:style-name="Table_20_Contents">-Perfumeria</text:p>
                  <text:p text:style-name="Table_20_Contents">-Juguetes</text:p>
                  <text:p text:style-name="Table_20_Contents">-Otros</text:p>
                </table:table-cell>
              </table:table-row>
              <table:table-row>
                <table:table-cell table:style-name="Tabla2.A2" office:value-type="float" office:value="4">
                  <text:p text:style-name="P8">4</text:p>
                </table:table-cell>
                <table:table-cell table:style-name="Tabla2.B2" office:value-type="string">
                  <text:p text:style-name="Table_20_Contents">El vendedor ingresa estos datos, por producto en el sistema.</text:p>
                </table:table-cell>
              </table:table-row>
              <table:table-row>
                <table:table-cell table:style-name="Tabla2.A2" office:value-type="float" office:value="5">
                  <text:p text:style-name="P8">5</text:p>
                </table:table-cell>
                <table:table-cell table:style-name="Tabla2.B2" office:value-type="string">
                  <text:p text:style-name="Table_20_Contents">El vendedor le solicita al sistema que busque el producto, a partir de los datos ingresados para que registre la venta del mismo.</text:p>
                </table:table-cell>
              </table:table-row>
              <table:table-row>
                <table:table-cell table:style-name="Tabla2.A2" office:value-type="float" office:value="6">
                  <text:p text:style-name="P8">6</text:p>
                </table:table-cell>
                <table:table-cell table:style-name="Tabla2.B2" office:value-type="string">
                  <text:p text:style-name="Table_20_Contents">El sistema le muestra una lista de los posibles productos relacionados con los datos que ingreso el vendedor. </text:p>
                </table:table-cell>
              </table:table-row>
              <table:table-row>
                <table:table-cell table:style-name="Tabla2.A2" office:value-type="float" office:value="7">
                  <text:p text:style-name="P8">7</text:p>
                </table:table-cell>
                <table:table-cell table:style-name="Tabla2.B2" office:value-type="string">
                  <text:p text:style-name="Table_20_Contents">El Vendedor elije el producto a vender de la lista que le mostró el sistema y le confirma que es el correcto.</text:p>
                </table:table-cell>
              </table:table-row>
              <table:table-row>
                <table:table-cell table:style-name="Tabla2.A2" office:value-type="float" office:value="8">
                  <text:p text:style-name="P8">8</text:p>
                </table:table-cell>
                <table:table-cell table:style-name="Tabla2.B2" office:value-type="string">
                  <text:p text:style-name="Table_20_Contents">El sistema le solicita al vendedor, que ingrese la cantidad a vender del producto y confirme la cantidad.</text:p>
                </table:table-cell>
              </table:table-row>
              <table:table-row>
                <table:table-cell table:style-name="Tabla2.A2" office:value-type="float" office:value="9">
                  <text:p text:style-name="P8">9</text:p>
                </table:table-cell>
                <table:table-cell table:style-name="Tabla2.B2" office:value-type="string">
                  <text:p text:style-name="Table_20_Contents">El sistema registra el producto exitosamente.</text:p>
                </table:table-cell>
              </table:table-row>
              <table:table-row>
                <table:table-cell table:style-name="Tabla2.A2" office:value-type="float" office:value="10">
                  <text:p text:style-name="P8">10</text:p>
                </table:table-cell>
                <table:table-cell table:style-name="Tabla2.B2" office:value-type="string">
                  <text:p text:style-name="Table_20_Contents">El vendedor le solicita al sistema que calcula el monto total a cobrar.</text:p>
                </table:table-cell>
              </table:table-row>
              <table:table-row>
                <table:table-cell table:style-name="Tabla2.A2" office:value-type="float" office:value="11">
                  <text:p text:style-name="P8">11</text:p>
                </table:table-cell>
                <table:table-cell table:style-name="Tabla2.B2" office:value-type="string">
                  <text:p text:style-name="Table_20_Contents">El sistema muestra los datos pedidos por el vendedor. Solicitándole el monto a abonar del comprador y que confirme el ingreso.</text:p>
                </table:table-cell>
              </table:table-row>
              <table:table-row>
                <table:table-cell table:style-name="Tabla2.A2" office:value-type="float" office:value="12">
                  <text:p text:style-name="P8">12</text:p>
                </table:table-cell>
                <table:table-cell table:style-name="Tabla2.B2" office:value-type="string">
                  <text:p text:style-name="Table_20_Contents">El vendedor avisar al comprador el monto. El comprador le entrega al vendedor el monto a abonar. El vendedor ingresa los datos pedidos por el sistema.</text:p>
                </table:table-cell>
              </table:table-row>
              <table:table-row>
                <table:table-cell table:style-name="Tabla2.A2" office:value-type="float" office:value="13">
                  <text:p text:style-name="P8">13</text:p>
                </table:table-cell>
                <table:table-cell table:style-name="Tabla2.B2" office:value-type="string">
                  <text:p text:style-name="Table_20_Contents">El sistema calcula el vuelto que el vendedor debe dar al comprador. Deja como siguiente paso imprimir el ticket de la venta.</text:p>
                </table:table-cell>
              </table:table-row>
              <table:table-row>
                <table:table-cell table:style-name="Tabla2.A2" office:value-type="float" office:value="14">
                  <text:p text:style-name="P8">14</text:p>
                </table:table-cell>
                <table:table-cell table:style-name="Tabla2.B2" office:value-type="string">
                  <text:p text:style-name="Table_20_Contents">El vendedor le solicita al sistema que imprima el ticket.</text:p>
                </table:table-cell>
              </table:table-row>
              <table:table-row>
                <table:table-cell table:style-name="Tabla2.A2" office:value-type="float" office:value="15">
                  <text:p text:style-name="P8">15</text:p>
                </table:table-cell>
                <table:table-cell table:style-name="Tabla2.B2" office:value-type="string">
                  <text:p text:style-name="Table_20_Contents">El sistema manda la orden a la impresora. </text:p>
                </table:table-cell>
              </table:table-row>
              <table:table-row>
                <table:table-cell table:style-name="Tabla2.A2" office:value-type="float" office:value="16">
                  <text:p text:style-name="P8">16</text:p>
                </table:table-cell>
                <table:table-cell table:style-name="Tabla2.B2" office:value-type="string">
                  <text:p text:style-name="Table_20_Contents">El vendedor espera a que el ticket se imprima. Cuando esta listo se lo entrega el comprador.</text:p>
                </table:table-cell>
              </table:table-row>
              <table:table-row>
                <table:table-cell table:style-name="Tabla2.A2" office:value-type="float" office:value="17">
                  <text:p text:style-name="P8">17</text:p>
                </table:table-cell>
                <table:table-cell table:style-name="Tabla2.B2" office:value-type="string">
                  <text:p text:style-name="Table_20_Contents">El sistema avisa que la acción de imprimir, se realizo con éxito. Y vuelve al estado inicial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2" office:value-type="string">
            <text:p text:style-name="P2">Post-Condiciones</text:p>
          </table:table-cell>
          <table:table-cell table:style-name="Tabla1.B2" office:value-type="string">
            <text:p text:style-name="Table_20_Contents">La venda quedo registrada en el sistema. </text:p>
          </table:table-cell>
        </table:table-row>
        <table:table-row table:style-name="Tabla1.9">
          <table:table-cell table:style-name="Tabla1.A2" office:value-type="string">
            <text:p text:style-name="P2">Estado de Flujo Alternativo</text:p>
          </table:table-cell>
          <table:table-cell table:style-name="Tabla1.B2" office:value-type="string">
            <text:p text:style-name="Table_20_Contents">-Que no halla producto que se quiere vender.</text:p>
            <text:p text:style-name="Table_20_Contents">-Que el vendedor no complete los campos.</text:p>
            <text:p text:style-name="Table_20_Contents">-Que el comprador no tenga plata suficiente.</text:p>
            <text:p text:style-name="Table_20_Contents">-Que los datos del producto al cual quiere vender sean erroneos.</text:p>
            <text:p text:style-name="Table_20_Contents"/>
          </table:table-cell>
        </table:table-row>
        <text:soft-page-break/>
        <table:table-row>
          <table:table-cell table:style-name="Tabla1.A2" office:value-type="string">
            <text:p text:style-name="P2">Flujo de Eventos Alternativos</text:p>
          </table:table-cell>
          <table:table-cell table:style-name="Tabla1.B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8">Paso</text:p>
                </table:table-cell>
                <table:table-cell table:style-name="Tabla4.B1" office:value-type="string">
                  <text:p text:style-name="P2">Accion // Evento: dejar campos en blano</text:p>
                </table:table-cell>
              </table:table-row>
              <table:table-row>
                <table:table-cell table:style-name="Tabla4.A2" office:value-type="float" office:value="1">
                  <text:p text:style-name="P8">1</text:p>
                </table:table-cell>
                <table:table-cell table:style-name="Tabla4.B2" office:value-type="string">
                  <text:p text:style-name="Table_20_Contents">En el momento en que el vendedor tiene buscar el producto a vender, deja los campos de la busqueda en blanco y le solicita al sistema que busque.</text:p>
                </table:table-cell>
              </table:table-row>
              <table:table-row>
                <table:table-cell table:style-name="Tabla4.A2" office:value-type="float" office:value="2">
                  <text:p text:style-name="P8">2</text:p>
                </table:table-cell>
                <table:table-cell table:style-name="Tabla4.B2" office:value-type="string">
                  <text:p text:style-name="Table_20_Contents">El sistema le responde con un error. Informando que tiene que ingresar el nombre del producto como minimo.</text:p>
                </table:table-cell>
              </table:table-row>
              <table:table-row>
                <table:table-cell table:style-name="Tabla4.A4" office:value-type="float" office:value="3">
                  <text:p text:style-name="P8">3</text:p>
                </table:table-cell>
                <table:table-cell table:style-name="Tabla4.B4" office:value-type="string">
                  <text:p text:style-name="Table_20_Contents">El vendedor ingresa los datos necesarios para buscar el producto.</text:p>
                </table:table-cell>
              </table:table-row>
              <table:table-row>
                <table:table-cell table:style-name="Tabla4.A5" office:value-type="string">
                  <text:p text:style-name="P1"/>
                </table:table-cell>
                <table:table-cell table:style-name="Tabla4.A5" office:value-type="string">
                  <text:p text:style-name="Table_20_Contents"/>
                </table:table-cell>
              </table:table-row>
              <table:table-row>
                <table:table-cell table:style-name="Tabla4.A1" office:value-type="string">
                  <text:p text:style-name="P8">Paso</text:p>
                </table:table-cell>
                <table:table-cell table:style-name="Tabla4.B1" office:value-type="string">
                  <text:p text:style-name="P2">Accion // Evento: no hay stock del producto</text:p>
                </table:table-cell>
              </table:table-row>
              <table:table-row>
                <table:table-cell table:style-name="Tabla4.A2" office:value-type="float" office:value="1">
                  <text:p text:style-name="P8">1</text:p>
                </table:table-cell>
                <table:table-cell table:style-name="Tabla4.B2" office:value-type="string">
                  <text:p text:style-name="Table_20_Contents">El vendedor ingresa los datos del producto a vender y solicita la busqueda del producto al sistema.</text:p>
                </table:table-cell>
              </table:table-row>
              <table:table-row>
                <table:table-cell table:style-name="Tabla4.A2" office:value-type="float" office:value="2">
                  <text:p text:style-name="P8">2</text:p>
                </table:table-cell>
                <table:table-cell table:style-name="Tabla4.B2" office:value-type="string">
                  <text:p text:style-name="Table_20_Contents">El sistema encuentra el producto y muestra los datos.</text:p>
                </table:table-cell>
              </table:table-row>
              <table:table-row>
                <table:table-cell table:style-name="Tabla4.A2" office:value-type="float" office:value="3">
                  <text:p text:style-name="P8">3</text:p>
                </table:table-cell>
                <table:table-cell table:style-name="Tabla4.B2" office:value-type="string">
                  <text:p text:style-name="Table_20_Contents">El vendedor, mira los datos y se da cuenta que no tiene stock.</text:p>
                </table:table-cell>
              </table:table-row>
              <table:table-row>
                <table:table-cell table:style-name="Tabla4.A2" office:value-type="float" office:value="4">
                  <text:p text:style-name="P8">4</text:p>
                </table:table-cell>
                <table:table-cell table:style-name="Tabla4.B2" office:value-type="string">
                  <text:p text:style-name="Table_20_Contents">El vendedor avisa al comprado que no tiene el producto que quiere comprar.</text:p>
                </table:table-cell>
              </table:table-row>
              <table:table-row>
                <table:table-cell table:style-name="Tabla4.A11">
                  <text:p text:style-name="P1"/>
                </table:table-cell>
                <table:table-cell table:style-name="Tabla4.A5" office:value-type="string">
                  <text:p text:style-name="Table_20_Contents"/>
                </table:table-cell>
              </table:table-row>
              <table:table-row>
                <table:table-cell table:style-name="Tabla4.A1" office:value-type="string">
                  <text:p text:style-name="P8">Paso</text:p>
                </table:table-cell>
                <table:table-cell table:style-name="Tabla4.B1" office:value-type="string">
                  <text:p text:style-name="P2">Accion // Evento: El nombre ingresado no existe.</text:p>
                </table:table-cell>
              </table:table-row>
              <table:table-row>
                <table:table-cell table:style-name="Tabla4.A2" office:value-type="float" office:value="1">
                  <text:p text:style-name="P8">1</text:p>
                </table:table-cell>
                <table:table-cell table:style-name="Tabla4.B2" office:value-type="string">
                  <text:p text:style-name="Table_20_Contents">El vendedor le solicita al sistema que busque el producto a vender. Pero ingresa un nombre que no existe.</text:p>
                </table:table-cell>
              </table:table-row>
              <table:table-row>
                <table:table-cell table:style-name="Tabla4.A2" office:value-type="float" office:value="2">
                  <text:p text:style-name="P8">2</text:p>
                </table:table-cell>
                <table:table-cell table:style-name="Tabla4.B2" office:value-type="string">
                  <text:p text:style-name="Table_20_Contents">El sistema cuando realiza la busqueda, no encuentra nada. Le avisa al vendedor que ese producto no existe o no lo encuentra y le sujiere revisar los datos ingresados.</text:p>
                </table:table-cell>
              </table:table-row>
              <table:table-row>
                <table:table-cell table:style-name="Tabla4.A11">
                  <text:p text:style-name="P1"/>
                </table:table-cell>
                <table:table-cell table:style-name="Tabla4.A5" office:value-type="string">
                  <text:p text:style-name="Table_20_Contents"/>
                </table:table-cell>
              </table:table-row>
              <table:table-row>
                <table:table-cell table:style-name="Tabla4.A1" office:value-type="string">
                  <text:p text:style-name="P8">Paso</text:p>
                </table:table-cell>
                <table:table-cell table:style-name="Tabla4.B1" office:value-type="string">
                  <text:p text:style-name="P2">Accion // Evento: El monto del comprador no cubre la venta. </text:p>
                </table:table-cell>
              </table:table-row>
              <table:table-row>
                <table:table-cell table:style-name="Tabla4.A2" office:value-type="float" office:value="1">
                  <text:p text:style-name="P1">1</text:p>
                </table:table-cell>
                <table:table-cell table:style-name="Tabla4.B2" office:value-type="string">
                  <text:p text:style-name="Table_20_Contents">El vendedor le solicita al sistema que calcule el total a cobrar.</text:p>
                </table:table-cell>
              </table:table-row>
              <table:table-row>
                <table:table-cell table:style-name="Tabla4.A2" office:value-type="float" office:value="2">
                  <text:p text:style-name="P1">2</text:p>
                </table:table-cell>
                <table:table-cell table:style-name="Tabla4.B2" office:value-type="string">
                  <text:p text:style-name="Table_20_Contents">El sistema calcula el monto total y muestra estos datos.</text:p>
                </table:table-cell>
              </table:table-row>
              <table:table-row>
                <table:table-cell table:style-name="Tabla4.A2" office:value-type="float" office:value="3">
                  <text:p text:style-name="P1">3</text:p>
                </table:table-cell>
                <table:table-cell table:style-name="Tabla4.B2" office:value-type="string">
                  <text:p text:style-name="Table_20_Contents">El vendedor le avisa al comprador cual es el monto.</text:p>
                </table:table-cell>
              </table:table-row>
              <table:table-row>
                <table:table-cell table:style-name="Tabla4.A2" office:value-type="float" office:value="4">
                  <text:p text:style-name="P1">4</text:p>
                </table:table-cell>
                <table:table-cell table:style-name="Tabla4.B2" office:value-type="string">
                  <text:p text:style-name="Table_20_Contents">El comprador no tiene dinero suficiente para pagar.</text:p>
                </table:table-cell>
              </table:table-row>
              <table:table-row>
                <table:table-cell table:style-name="Tabla4.A2" office:value-type="float" office:value="5">
                  <text:p text:style-name="P1">5</text:p>
                </table:table-cell>
                <table:table-cell table:style-name="Tabla4.B2" office:value-type="string">
                  <text:p text:style-name="Table_20_Contents">El vendedor avisa al comprador que no se acepta fiado.</text:p>
                </table:table-cell>
              </table:table-row>
              <table:table-row>
                <table:table-cell table:style-name="Tabla4.A2" office:value-type="float" office:value="6">
                  <text:p text:style-name="P1">6</text:p>
                </table:table-cell>
                <table:table-cell table:style-name="Tabla4.B2" office:value-type="string">
                  <text:p text:style-name="Table_20_Contents">El comprador se va. Sin pagar.</text:p>
                </table:table-cell>
              </table:table-row>
              <table:table-row>
                <table:table-cell table:style-name="Tabla4.A2" office:value-type="float" office:value="7">
                  <text:p text:style-name="P1">7</text:p>
                </table:table-cell>
                <table:table-cell table:style-name="Tabla4.B2" office:value-type="string">
                  <text:p text:style-name="P11">El vendedor le solicita al sistema de de baja la venta.</text:p>
                </table:table-cell>
              </table:table-row>
              <table:table-row>
                <table:table-cell table:style-name="Tabla4.A2" office:value-type="float" office:value="8">
                  <text:p text:style-name="P1">8</text:p>
                </table:table-cell>
                <table:table-cell table:style-name="Tabla4.B2" office:value-type="string">
                  <text:p text:style-name="Table_20_Contents">El sistema realiza la accion. Eliminando por completo la venta.</text:p>
                </table:table-cell>
              </table:table-row>
            </table:table>
            <text:p text:style-name="Table_20_Contents"/>
          </table:table-cell>
        </table:table-row>
        <table:table-row table:style-name="Tabla1.11">
          <table:table-cell table:style-name="Tabla1.A2" office:value-type="string">
            <text:p text:style-name="P2">Frecuencia</text:p>
          </table:table-cell>
          <table:table-cell table:style-name="Tabla1.B2" office:value-type="string">
            <text:p text:style-name="Table_20_Contents">La mayor parte del dia.</text:p>
          </table:table-cell>
        </table:table-row>
        <table:table-row>
          <table:table-cell table:style-name="Tabla1.A2" office:value-type="string">
            <text:p text:style-name="P2">Rendimiento</text:p>
          </table:table-cell>
          <table:table-cell table:style-name="Tabla1.B2" office:value-type="string">
            <text:p text:style-name="Table_20_Contents">Estable</text:p>
          </table:table-cell>
        </table:table-row>
        <text:soft-page-break/>
        <table:table-row>
          <table:table-cell table:style-name="Tabla1.A2" office:value-type="string">
            <text:p text:style-name="P2">Problem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Supuestos</text:p>
          </table:table-cell>
          <table:table-cell table:style-name="Tabla1.B2" office:value-type="string">
            <text:p text:style-name="Table_20_Contents">El vendedor es una persona que tiene conocimiento </text:p>
          </table:table-cell>
        </table:table-row>
        <table:table-row>
          <table:table-cell table:style-name="Tabla1.A2" office:value-type="string">
            <text:p text:style-name="P2">Prioridad</text:p>
          </table:table-cell>
          <table:table-cell table:style-name="Tabla1.B2" office:value-type="string">
            <text:p text:style-name="Table_20_Contents">Alta</text:p>
          </table:table-cell>
        </table:table-row>
        <table:table-row>
          <table:table-cell table:style-name="Tabla1.A2" office:value-type="string">
            <text:p text:style-name="P2">Fuente</text:p>
          </table:table-cell>
          <table:table-cell table:style-name="Tabla1.B2" office:value-type="string">
            <text:p text:style-name="Table_20_Contents">Gestion de kioscos</text:p>
          </table:table-cell>
        </table:table-row>
        <table:table-row>
          <table:table-cell table:style-name="Tabla1.A2" office:value-type="string">
            <text:p text:style-name="P2">Autor</text:p>
          </table:table-cell>
          <table:table-cell table:style-name="Tabla1.B2" office:value-type="string">
            <text:p text:style-name="Table_20_Contents">Rosito Susana</text:p>
          </table:table-cell>
        </table:table-row>
        <table:table-row>
          <table:table-cell table:style-name="Tabla1.A2" office:value-type="string">
            <text:p text:style-name="P2">Fecha</text:p>
          </table:table-cell>
          <table:table-cell table:style-name="Tabla1.B18" office:value-type="date" office:date-value="2011-09-19">
            <text:p text:style-name="Table_20_Contents">19/09/11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/></text:p>
      <text:p text:style-name="Heading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Casos de uso-Gestion de Kioscos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sy </meta:initial-creator>
    <meta:creation-date>2011-09-19T07:59:40</meta:creation-date>
    <dc:date>2011-09-19T18:06:41</dc:date>
    <dc:creator>pepito </dc:creator>
    <meta:editing-duration>PT03H03M16S</meta:editing-duration>
    <meta:editing-cycles>59</meta:editing-cycles>
    <meta:generator>OpenOffice.org/3.2$Unix OpenOffice.org_project/320m12$Build-9483</meta:generator>
    <meta:document-statistic meta:table-count="4" meta:image-count="0" meta:object-count="0" meta:page-count="5" meta:paragraph-count="155" meta:word-count="820" meta:character-count="4695"/>
  </office:meta>
</office:document-meta>
</file>